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4837*"/>
    </style:style>
    <style:style style:name="Table1.B" style:family="table-column">
      <style:table-column-properties style:column-width="1.208cm" style:rel-column-width="685*"/>
    </style:style>
    <style:style style:name="Table1.C" style:family="table-column">
      <style:table-column-properties style:column-width="1.21cm" style:rel-column-width="6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5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6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7" style:family="paragraph" style:parent-style-name="Standard" style:list-style-name="L1">
      <style:text-properties officeooo:rsid="00037ad1" officeooo:paragraph-rsid="00037ad1"/>
    </style:style>
    <style:style style:name="P8" style:family="paragraph" style:parent-style-name="Standard">
      <style:text-properties officeooo:rsid="00037ad1" officeooo:paragraph-rsid="00037ad1"/>
    </style:style>
    <style:style style:name="P9" style:family="paragraph" style:parent-style-name="Standard" style:list-style-name="L1">
      <style:text-properties officeooo:rsid="000382d3" officeooo:paragraph-rsid="000382d3"/>
    </style:style>
    <style:style style:name="P10" style:family="paragraph" style:parent-style-name="Standard">
      <style:text-properties officeooo:rsid="000382d3" officeooo:paragraph-rsid="000382d3"/>
    </style:style>
    <style:style style:name="P11" style:family="paragraph" style:parent-style-name="Standard" style:list-style-name="L1">
      <style:text-properties officeooo:rsid="000bdb24" officeooo:paragraph-rsid="000bdb24"/>
    </style:style>
    <style:style style:name="P12" style:family="paragraph" style:parent-style-name="Standard" style:list-style-name="L1">
      <style:text-properties officeooo:rsid="00103d94" officeooo:paragraph-rsid="00103d94"/>
    </style:style>
    <style:style style:name="P13" style:family="paragraph" style:parent-style-name="Standard" style:list-style-name="L2">
      <style:text-properties fo:font-weight="normal" officeooo:rsid="0005d4f5" officeooo:paragraph-rsid="0005d4f5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7b5cc" officeooo:paragraph-rsid="0007b5cc" style:font-weight-asian="normal" style:font-weight-complex="normal"/>
    </style:style>
    <style:style style:name="P15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7" style:family="paragraph" style:parent-style-name="Standard">
      <style:text-properties fo:font-weight="normal" officeooo:rsid="000adbcc" officeooo:paragraph-rsid="000adbc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0adbcc" officeooo:paragraph-rsid="000adbcc" style:font-weight-asian="normal" style:font-weight-complex="normal"/>
    </style:style>
    <style:style style:name="P19" style:family="paragraph" style:parent-style-name="Standard">
      <style:text-properties fo:font-weight="normal" officeooo:rsid="000d2d97" officeooo:paragraph-rsid="000d2d97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21" style:family="paragraph" style:parent-style-name="Standard">
      <style:text-properties fo:font-weight="normal" officeooo:rsid="000d5c69" officeooo:paragraph-rsid="000d5c69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23" style:family="paragraph" style:parent-style-name="Standard">
      <style:text-properties fo:font-weight="normal" officeooo:rsid="000f2a70" officeooo:paragraph-rsid="000f2a70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25" style:family="paragraph" style:parent-style-name="Standard">
      <style:text-properties fo:font-weight="normal" officeooo:rsid="0011e4ae" officeooo:paragraph-rsid="0011e4ae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27" style:family="paragraph" style:parent-style-name="Standard">
      <style:text-properties fo:font-weight="normal" officeooo:rsid="00139325" officeooo:paragraph-rsid="00139325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29" style:family="paragraph" style:parent-style-name="Standard">
      <style:text-properties fo:font-weight="normal" officeooo:rsid="00149ad0" officeooo:paragraph-rsid="00149ad0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31" style:family="paragraph" style:parent-style-name="Standard">
      <style:text-properties fo:font-weight="normal" officeooo:rsid="00192dfd" officeooo:paragraph-rsid="00192df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33" style:family="paragraph" style:parent-style-name="Standard">
      <style:text-properties fo:font-weight="normal" officeooo:rsid="001a0709" officeooo:paragraph-rsid="001a0709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35" style:family="paragraph" style:parent-style-name="Standard">
      <style:text-properties fo:font-weight="normal" officeooo:rsid="001aec8e" officeooo:paragraph-rsid="001aec8e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37" style:family="paragraph" style:parent-style-name="Standard">
      <style:text-properties fo:font-weight="normal" officeooo:rsid="001d8317" officeooo:paragraph-rsid="001aec8e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39" style:family="paragraph" style:parent-style-name="Standard">
      <style:text-properties fo:font-weight="normal" officeooo:rsid="001d83eb" officeooo:paragraph-rsid="001d83eb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42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8573183964761664466" text:style-name="L1">
        <text:list-item>
          <text:p text:style-name="P7">\subsection{Jet Energy Corrections and Selection} : Corrections Section labelling</text:p>
        </text:list-item>
        <text:list-item>
          <text:p text:style-name="P9">Event selection : kfactors <text:span text:style-name="T2">section labelling</text:span></text:p>
        </text:list-item>
        <text:list-item>
          <text:p text:style-name="P11">Luminosity measurement section label</text:p>
        </text:list-item>
        <text:list-item>
          <text:p text:style-name="P12">JEC section label</text:p>
        </text:list-item>
      </text:list>
      <text:p text:style-name="P10"/>
      <text:p text:style-name="P2">Bibliography</text:p>
      <text:list xml:id="list9064132784914447263" text:style-name="L2">
        <text:list-item>
          <text:p text:style-name="P13">Style</text:p>
        </text:list-item>
        <text:list-item>
          <text:p text:style-name="P13">URL links visiting times</text:p>
        </text:list-item>
        <text:list-item>
          <text:p text:style-name="P14">Bibitem Manually</text:p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row>
          <table:table-cell table:style-name="Table1.A1" office:value-type="string">
            <text:p text:style-name="P43">Check</text:p>
          </table:table-cell>
          <table:table-cell table:style-name="Table1.A1" office:value-type="string">
            <text:p text:style-name="P41">1</text:p>
          </table:table-cell>
          <table:table-cell table:style-name="Table1.A1" office:value-type="string">
            <text:p text:style-name="P41">2</text:p>
          </table:table-cell>
          <table:table-cell table:style-name="Table1.A1" office:value-type="string">
            <text:p text:style-name="P41">3</text:p>
          </table:table-cell>
          <table:table-cell table:style-name="Table1.A1" office:value-type="string">
            <text:p text:style-name="P41">4</text:p>
          </table:table-cell>
          <table:table-cell table:style-name="Table1.A1" office:value-type="string">
            <text:p text:style-name="P41">5</text:p>
          </table:table-cell>
          <table:table-cell table:style-name="Table1.A1" office:value-type="string">
            <text:p text:style-name="P41">6</text:p>
          </table:table-cell>
          <table:table-cell table:style-name="Table1.H1" office:value-type="string">
            <text:p text:style-name="P41">7</text:p>
          </table:table-cell>
        </table:table-row>
        <table:table-row>
          <table:table-cell table:style-name="Table1.A2" office:value-type="string">
            <text:p text:style-name="P16">Spell check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Fig., <text:s/>Ref., <text:span text:style-name="T4">Sec. abbreviations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Grammar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Figures caption <text:span text:style-name="T3">and Source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>Plots should match with PA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2">Check 300 position for all plot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H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4">Check colors in fig caption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H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6">Figures in contents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H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8">Ref <text:span text:style-name="T5">and text </text:span>from PAS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H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0">Capital/Small letters in Title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H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2"><text:span text:style-name="T5">D</text:span>ecimal points in axis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H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All figures legend : nj&gt;=2, nj&gt;=3, R32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H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6">Label 10 power : sequence check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H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8"><text:span text:style-name="T6">C</text:span>aption spacing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H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40">R32 italic on plots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H2" office:value-type="string">
            <text:p text:style-name="P40"/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1-24T16:04:56.036049885</dc:date>
    <meta:editing-duration>P3DT7H9M47S</meta:editing-duration>
    <meta:editing-cycles>27</meta:editing-cycles>
    <meta:generator>LibreOffice/5.1.6.2$Linux_X86_64 LibreOffice_project/10m0$Build-2</meta:generator>
    <meta:document-statistic meta:table-count="1" meta:image-count="0" meta:object-count="0" meta:page-count="2" meta:paragraph-count="32" meta:word-count="110" meta:character-count="632" meta:non-whitespace-character-count="559"/>
  </office:meta>
</office:document-meta>
</file>